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 table:style-name="ce1" office:value-type="date" office:date-value="1965-01-27">
            <text:p>01/27/65</text:p>
          </table:table-cell>
          <table:table-cell table:formula="of:=SUM([.B25:.B30])" office:value-type="float" office:value="17.5">
            <text:p>17.5</text:p>
          </table:table-cell>
          <table:table-cell table:number-columns-repeated="3"/>
          <table:table-cell table:formula="of:=SUM([.E24:.E30])"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table:style-name="ce1" office:value-type="date" office:date-value="1965-02-03">
            <text:p>02/03/65</text:p>
          </table:table-cell>
          <table:table-cell table:formula="of:=SUM([.B32:.B38])" office:value-type="float" office:value="36">
            <text:p>36</text:p>
          </table:table-cell>
          <table:table-cell table:number-columns-repeated="3"/>
          <table:table-cell table:formula="of:=SUM([.E32:.E38])/7" office:value-type="float" office:value="49.1428571428571">
            <text:p>49.142857142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table:style-name="ce1" office:value-type="date" office:date-value="1965-02-10">
            <text:p>02/10/65</text:p>
          </table:table-cell>
          <table:table-cell table:formula="of:=SUM([.B40:.B46])" office:value-type="float" office:value="52">
            <text:p>52</text:p>
          </table:table-cell>
          <table:table-cell table:number-columns-repeated="3"/>
          <table:table-cell table:formula="of:=SUM([.E40:.E46])/7" office:value-type="float" office:value="48.1428571428572">
            <text:p>48.14285714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table:style-name="ce1" office:value-type="date" office:date-value="1965-02-17">
            <text:p>02/17/65</text:p>
          </table:table-cell>
          <table:table-cell table:formula="of:=SUM([.B48:.B54])" office:value-type="float" office:value="45.25">
            <text:p>45.25</text:p>
          </table:table-cell>
          <table:table-cell table:number-columns-repeated="3"/>
          <table:table-cell table:formula="of:=SUM([.E48:.E54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date" office:date-value="1965-02-24">
            <text:p>02/24/65</text:p>
          </table:table-cell>
          <table:table-cell table:formula="of:=SUM([.B56:.B62])" office:value-type="float" office:value="63.7">
            <text:p>63.7</text:p>
          </table:table-cell>
          <table:table-cell table:number-columns-repeated="3"/>
          <table:table-cell table:formula="of:=SUM([.E56:.E62])/7" office:value-type="float" office:value="43.2857142857143">
            <text:p>43.285714285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1" office:value-type="date" office:date-value="1965-03-03">
            <text:p>03/03/65</text:p>
          </table:table-cell>
          <table:table-cell table:formula="of:=SUM([.B64:.B70])" office:value-type="float" office:value="43.75">
            <text:p>43.75</text:p>
          </table:table-cell>
          <table:table-cell table:number-columns-repeated="3"/>
          <table:table-cell table:formula="of:=SUM([.E64:.E70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table:style-name="ce1" office:value-type="date" office:date-value="1965-03-10">
            <text:p>03/10/65</text:p>
          </table:table-cell>
          <table:table-cell table:formula="of:=SUM([.B72:.B78])" office:value-type="float" office:value="84.75">
            <text:p>84.75</text:p>
          </table:table-cell>
          <table:table-cell table:number-columns-repeated="3"/>
          <table:table-cell table:formula="of:=SUM([.E72:.E78])/7" office:value-type="float" office:value="42.7142857142857">
            <text:p>42.71428571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table:style-name="ce1" office:value-type="date" office:date-value="1965-03-17">
            <text:p>03/17/65</text:p>
          </table:table-cell>
          <table:table-cell table:formula="of:=SUM([.B80:.B86])" office:value-type="float" office:value="44">
            <text:p>44</text:p>
          </table:table-cell>
          <table:table-cell table:number-columns-repeated="3"/>
          <table:table-cell table:formula="of:=SUM([.E80:.E86])/7" office:value-type="float" office:value="43.1428571428572">
            <text:p>43.14285714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1" office:value-type="date" office:date-value="1965-03-24">
            <text:p>03/24/65</text:p>
          </table:table-cell>
          <table:table-cell table:formula="of:=SUM([.B88:.B94])" office:value-type="float" office:value="61.6">
            <text:p>61.6</text:p>
          </table:table-cell>
          <table:table-cell table:number-columns-repeated="3"/>
          <table:table-cell table:formula="of:=SUM([.E88:.E94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03-31">
            <text:p>03/31/65</text:p>
          </table:table-cell>
          <table:table-cell table:formula="of:=SUM([.B96:.B102])" office:value-type="float" office:value="28">
            <text:p>28</text:p>
          </table:table-cell>
          <table:table-cell table:number-columns-repeated="3"/>
          <table:table-cell table:formula="of:=SUM([.E96:.E102])/7"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4-07">
            <text:p>04/07/65</text:p>
          </table:table-cell>
          <table:table-cell table:formula="of:=SUM([.B104:.B110])" office:value-type="float" office:value="6">
            <text:p>6</text:p>
          </table:table-cell>
          <table:table-cell table:number-columns-repeated="3"/>
          <table:table-cell table:formula="of:=SUM([.E104:.E110])/6" office:value-type="float" office:value="43.5">
            <text:p>43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4-14">
            <text:p>04/14/65</text:p>
          </table:table-cell>
          <table:table-cell table:formula="of:=SUM([.B112:.B118])" office:value-type="float" office:value="0">
            <text:p>0</text:p>
          </table:table-cell>
          <table:table-cell table:number-columns-repeated="3"/>
          <table:table-cell table:formula="of:=SUM([.E112:.E118])/3" office:value-type="float" office:value="48.6666666666667">
            <text:p>48.66666666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4-21">
            <text:p>04/21/65</text:p>
          </table:table-cell>
          <table:table-cell table:formula="of:=SUM([.B120:.B126])" office:value-type="float" office:value="5.75">
            <text:p>5.75</text:p>
          </table:table-cell>
          <table:table-cell table:number-columns-repeated="3"/>
          <table:table-cell table:formula="of:=SUM([.E120:.E126])/3" office:value-type="float" office:value="50.6666666666667">
            <text:p>50.66666666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4-28">
            <text:p>04/28/65</text:p>
          </table:table-cell>
          <table:table-cell table:formula="of:=SUM([.B128:.B134])" office:value-type="float" office:value="2.75">
            <text:p>2.75</text:p>
          </table:table-cell>
          <table:table-cell table:number-columns-repeated="3"/>
          <table:table-cell table:formula="of:=SUM([.E128:.E134])/2" office:value-type="float" office:value="49">
            <text:p>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table:style-name="ce1" office:value-type="date" office:date-value="1965-05-05">
            <text:p>05/05/65</text:p>
          </table:table-cell>
          <table:table-cell table:formula="of:=SUM([.B136:.B142])" office:value-type="float" office:value="11">
            <text:p>11</text:p>
          </table:table-cell>
          <table:table-cell table:number-columns-repeated="3"/>
          <table:table-cell table:formula="of:=SUM([.E136:.E142])/4" office:value-type="float" office:value="47">
            <text:p>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  <table:table-cell/>
        </table:table-row>
        <table:table-row table:style-name="ro1">
          <table:table-cell table:style-name="ce1" office:value-type="date" office:date-value="1965-05-12">
            <text:p>05/12/65</text:p>
          </table:table-cell>
          <table:table-cell table:formula="of:=SUM([.B144:.B150])" office:value-type="float" office:value="20.5">
            <text:p>20.5</text:p>
          </table:table-cell>
          <table:table-cell table:number-columns-repeated="3"/>
          <table:table-cell table:formula="of:=SUM([.E144:.E150])/5" office:value-type="float" office:value="49.2">
            <text:p>49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" office:value-type="date" office:date-value="1965-05-19">
            <text:p>05/19/65</text:p>
          </table:table-cell>
          <table:table-cell table:formula="of:=SUM([.B152:.B158])" office:value-type="float" office:value="25.25">
            <text:p>25.25</text:p>
          </table:table-cell>
          <table:table-cell table:number-columns-repeated="3"/>
          <table:table-cell table:formula="of:=SUM([.E152:.E158])/7" office:value-type="float" office:value="46">
            <text:p>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table:style-name="ce1" office:value-type="date" office:date-value="1965-05-26">
            <text:p>05/26/65</text:p>
          </table:table-cell>
          <table:table-cell table:formula="of:=SUM([.B160:.B166])" office:value-type="float" office:value="8.5">
            <text:p>8.5</text:p>
          </table:table-cell>
          <table:table-cell table:number-columns-repeated="3"/>
          <table:table-cell table:formula="of:=SUM([.E160:.E166])/6" office:value-type="float" office:value="42.8333333333333">
            <text:p>42.8333333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6-02">
            <text:p>06/02/65</text:p>
          </table:table-cell>
          <table:table-cell table:formula="of:=SUM([.B168:.B174])" office:value-type="float" office:value="33">
            <text:p>33</text:p>
          </table:table-cell>
          <table:table-cell table:number-columns-repeated="3"/>
          <table:table-cell table:formula="of:=SUM([.E168:.E174])/7" office:value-type="float" office:value="42.2857142857143">
            <text:p>42.2857142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6-09">
            <text:p>06/09/65</text:p>
          </table:table-cell>
          <table:table-cell table:formula="of:=SUM([.B176:.B182])" office:value-type="float" office:value="23.75">
            <text:p>23.75</text:p>
          </table:table-cell>
          <table:table-cell table:number-columns-repeated="3"/>
          <table:table-cell table:formula="of:=SUM([.E176:.E182])/7" office:value-type="float" office:value="41.2857142857143">
            <text:p>41.28571428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table:style-name="ce1" office:value-type="date" office:date-value="1965-06-16">
            <text:p>06/16/65</text:p>
          </table:table-cell>
          <table:table-cell table:formula="of:=SUM([.B184:.B190])" office:value-type="float" office:value="28.5">
            <text:p>28.5</text:p>
          </table:table-cell>
          <table:table-cell table:number-columns-repeated="3"/>
          <table:table-cell table:formula="of:=SUM([.E184:.E190])/7"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date" office:date-value="1965-06-23">
            <text:p>06/23/65</text:p>
          </table:table-cell>
          <table:table-cell table:formula="of:=SUM([.B192:.B198])" office:value-type="float" office:value="25.35">
            <text:p>25.35</text:p>
          </table:table-cell>
          <table:table-cell table:number-columns-repeated="3"/>
          <table:table-cell table:formula="of:=SUM([.E192:.E198])/7" office:value-type="float" office:value="42.8571428571429">
            <text:p>42.85714285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6-30">
            <text:p>06/30/65</text:p>
          </table:table-cell>
          <table:table-cell table:formula="of:=SUM([.B200:.B206])" office:value-type="float" office:value="34">
            <text:p>34</text:p>
          </table:table-cell>
          <table:table-cell table:number-columns-repeated="3"/>
          <table:table-cell table:formula="of:=SUM([.E200:.E206])/4" office:value-type="float" office:value="41.25">
            <text:p>41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7-07">
            <text:p>07/07/65</text:p>
          </table:table-cell>
          <table:table-cell table:formula="of:=SUM([.B208:.B214])" office:value-type="float" office:value="29.5">
            <text:p>29.5</text:p>
          </table:table-cell>
          <table:table-cell table:number-columns-repeated="3"/>
          <table:table-cell table:formula="of:=SUM([.E208:.E214])/5" office:value-type="float" office:value="43.6">
            <text:p>43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date" office:date-value="1965-07-14">
            <text:p>07/14/65</text:p>
          </table:table-cell>
          <table:table-cell table:formula="of:=SUM([.B216:.B222])" office:value-type="float" office:value="16.75">
            <text:p>16.75</text:p>
          </table:table-cell>
          <table:table-cell table:number-columns-repeated="3"/>
          <table:table-cell table:formula="of:=SUM([.E216:.E222])/4"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1" office:value-type="date" office:date-value="1965-07-21">
            <text:p>07/21/65</text:p>
          </table:table-cell>
          <table:table-cell table:formula="of:=SUM([.B224:.B230])" office:value-type="float" office:value="27.5">
            <text:p>27.5</text:p>
          </table:table-cell>
          <table:table-cell table:number-columns-repeated="3"/>
          <table:table-cell table:formula="of:=SUM([.E224:.E230])/5" office:value-type="float" office:value="44.2">
            <text:p>44.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1" office:value-type="date" office:date-value="1965-07-28">
            <text:p>07/28/65</text:p>
          </table:table-cell>
          <table:table-cell table:formula="of:=SUM([.B232:.B238])" office:value-type="float" office:value="17.75">
            <text:p>17.75</text:p>
          </table:table-cell>
          <table:table-cell table:number-columns-repeated="3"/>
          <table:table-cell table:formula="of:=SUM([.E232:.E238])/7" office:value-type="float" office:value="43.4285714285714">
            <text:p>43.4285714286</text:p>
          </table:table-cell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8-04">
            <text:p>08/04/65</text:p>
          </table:table-cell>
          <table:table-cell table:formula="of:=SUM([.B240:.B246])" office:value-type="float" office:value="55.75">
            <text:p>55.75</text:p>
          </table:table-cell>
          <table:table-cell table:number-columns-repeated="3"/>
          <table:table-cell table:formula="of:=SUM([.E240:.E246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1" office:value-type="date" office:date-value="1965-08-11">
            <text:p>08/11/65</text:p>
          </table:table-cell>
          <table:table-cell table:formula="of:=SUM([.B248:.B254])" office:value-type="float" office:value="92.8">
            <text:p>92.8</text:p>
          </table:table-cell>
          <table:table-cell table:number-columns-repeated="3"/>
          <table:table-cell table:formula="of:=SUM([.E248:.E254])/7" office:value-type="float" office:value="41.4285714285714">
            <text:p>41.42857142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date" office:date-value="1965-08-18">
            <text:p>08/18/65</text:p>
          </table:table-cell>
          <table:table-cell table:formula="of:=SUM([.B256:.B262])" office:value-type="float" office:value="30">
            <text:p>30</text:p>
          </table:table-cell>
          <table:table-cell table:number-columns-repeated="3"/>
          <table:table-cell table:formula="of:=SUM([.E256:.E262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table:style-name="ce1" office:value-type="date" office:date-value="1965-08-25">
            <text:p>08/25/65</text:p>
          </table:table-cell>
          <table:table-cell table:formula="of:=SUM([.B264:.B270])" office:value-type="float" office:value="15.5">
            <text:p>15.5</text:p>
          </table:table-cell>
          <table:table-cell table:number-columns-repeated="3"/>
          <table:table-cell table:formula="of:=SUM([.E264:.E270])/7" office:value-type="float" office:value="40.7142857142857">
            <text:p>40.71428571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table:formula="of:=SUM([.B272:.B278])" office:value-type="float" office:value="59.5">
            <text:p>59.5</text:p>
          </table:table-cell>
          <table:table-cell table:number-columns-repeated="3"/>
          <table:table-cell table:formula="of:=SUM([.E272:.E278])/7" office:value-type="float" office:value="42.5714285714286">
            <text:p>42.57142857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date" office:date-value="1965-09-08">
            <text:p>09/08/65</text:p>
          </table:table-cell>
          <table:table-cell table:formula="of:=SUM([.B280:.B286])" office:value-type="float" office:value="40.6">
            <text:p>40.6</text:p>
          </table:table-cell>
          <table:table-cell table:number-columns-repeated="3"/>
          <table:table-cell table:formula="of:=SUM([.E280:.E286])/7" office:value-type="float" office:value="43.8571428571429">
            <text:p>43.85714285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9-15">
            <text:p>09/15/65</text:p>
          </table:table-cell>
          <table:table-cell table:formula="of:=SUM([.B288:.B294])" office:value-type="float" office:value="49.8">
            <text:p>49.8</text:p>
          </table:table-cell>
          <table:table-cell table:number-columns-repeated="3"/>
          <table:table-cell table:formula="of:=SUM([.E288:.E294])/7" office:value-type="float" office:value="40.5714285714286">
            <text:p>40.57142857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9-22">
            <text:p>09/22/65</text:p>
          </table:table-cell>
          <table:table-cell table:formula="of:=SUM([.B296:.B302])" office:value-type="float" office:value="39.5">
            <text:p>39.5</text:p>
          </table:table-cell>
          <table:table-cell table:number-columns-repeated="3"/>
          <table:table-cell table:formula="of:=SUM([.E296:.E302])/7"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table:style-name="ce1" office:value-type="date" office:date-value="1965-09-29">
            <text:p>09/29/65</text:p>
          </table:table-cell>
          <table:table-cell table:formula="of:=SUM([.B304:.B310])" office:value-type="float" office:value="38">
            <text:p>38</text:p>
          </table:table-cell>
          <table:table-cell table:number-columns-repeated="3"/>
          <table:table-cell table:formula="of:=SUM([.E304:.E310])/7" office:value-type="float" office:value="42.5714285714286">
            <text:p>42.57142857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10-06">
            <text:p>10/06/65</text:p>
          </table:table-cell>
          <table:table-cell table:formula="of:=SUM([.B312:.B317])" office:value-type="float" office:value="31.8">
            <text:p>31.8</text:p>
          </table:table-cell>
          <table:table-cell table:number-columns-repeated="3"/>
          <table:table-cell table:formula="of:=SUM([.E312:.E318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10-13">
            <text:p>10/13/65</text:p>
          </table:table-cell>
          <table:table-cell table:formula="of:=SUM([.B320:.B326])" office:value-type="float" office:value="35">
            <text:p>35</text:p>
          </table:table-cell>
          <table:table-cell table:number-columns-repeated="3"/>
          <table:table-cell table:formula="of:=SUM([.E320:.E326])/7" office:value-type="float" office:value="42.8571428571429">
            <text:p>42.85714285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10-20">
            <text:p>10/20/65</text:p>
          </table:table-cell>
          <table:table-cell table:formula="of:=SUM([.B328:.B334])" office:value-type="float" office:value="36.1">
            <text:p>36.1</text:p>
          </table:table-cell>
          <table:table-cell table:number-columns-repeated="3"/>
          <table:table-cell table:formula="of:=SUM([.E328:.E334])/6" office:value-type="float" office:value="41.3333333333333">
            <text:p>41.33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table:style-name="ce1" office:value-type="date" office:date-value="1965-10-27">
            <text:p>10/27/65</text:p>
          </table:table-cell>
          <table:table-cell table:formula="of:=SUM([.B336:.B342])" office:value-type="float" office:value="41">
            <text:p>41</text:p>
          </table:table-cell>
          <table:table-cell table:number-columns-repeated="3"/>
          <table:table-cell table:formula="of:=SUM([.E336:.E342])/7" office:value-type="float" office:value="42.4285714285714">
            <text:p>42.42857142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table:style-name="ce1" office:value-type="date" office:date-value="1965-11-03">
            <text:p>11/03/65</text:p>
          </table:table-cell>
          <table:table-cell table:formula="of:=SUM([.B344:.B350])" office:value-type="float" office:value="45.1">
            <text:p>45.1</text:p>
          </table:table-cell>
          <table:table-cell table:number-columns-repeated="3"/>
          <table:table-cell table:formula="of:=SUM([.E344:.E350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11-10">
            <text:p>11/10/65</text:p>
          </table:table-cell>
          <table:table-cell table:formula="of:=SUM([.B352:.B358])" office:value-type="float" office:value="15">
            <text:p>15</text:p>
          </table:table-cell>
          <table:table-cell table:number-columns-repeated="3"/>
          <table:table-cell table:formula="of:=SUM([.E352:.E358])/4" office:value-type="float" office:value="42.5">
            <text:p>42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4/22/2016</text:date>, <text:time>20:2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22T20:22:42.73</dc:date>
    <dc:creator>James Lombardi</dc:creator>
    <meta:editing-duration>PT7H56M32S</meta:editing-duration>
    <meta:editing-cycles>23</meta:editing-cycles>
    <meta:generator>OpenOffice/4.1.0$Win32 OpenOffice.org_project/410m18$Build-9764</meta:generator>
    <meta:document-statistic meta:table-count="3" meta:cell-count="1059" meta:object-count="0"/>
  </office:meta>
</office:document-meta>
</file>